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03c4" officeooo:paragraph-rsid="000503c4"/>
    </style:style>
    <style:style style:name="P2" style:family="paragraph" style:parent-style-name="Standard">
      <style:text-properties officeooo:rsid="0005f4e0" officeooo:paragraph-rsid="0005f4e0"/>
    </style:style>
    <style:style style:name="P3" style:family="paragraph" style:parent-style-name="Standard" style:list-style-name="L1">
      <style:text-properties officeooo:rsid="000503c4" officeooo:paragraph-rsid="000503c4"/>
    </style:style>
    <style:style style:name="P4" style:family="paragraph" style:parent-style-name="Standard" style:list-style-name="L1">
      <style:text-properties officeooo:rsid="000503c4" officeooo:paragraph-rsid="0005898a"/>
    </style:style>
    <style:style style:name="P5" style:family="paragraph" style:parent-style-name="Standard">
      <style:text-properties officeooo:rsid="000503c4" officeooo:paragraph-rsid="000503c4"/>
    </style:style>
    <style:style style:name="P6" style:family="paragraph" style:parent-style-name="Standard">
      <style:text-properties officeooo:rsid="0007488b" officeooo:paragraph-rsid="0007488b"/>
    </style:style>
    <style:style style:name="P7" style:family="paragraph" style:parent-style-name="Standard">
      <style:text-properties fo:language="ru" fo:country="RU" officeooo:rsid="0007488b" officeooo:paragraph-rsid="000503c4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Title">Перечень вопросов:</text:p>
      <text:p text:style-name="P1"/>
      <text:list xml:id="list7877887876160413942" text:style-name="L1">
        <text:list-item>
          <text:p text:style-name="P3">Законодательная база в области пожарной безопасности:</text:p>
          <text:list>
            <text:list-item>
              <text:p text:style-name="P3">Федеральные законы:</text:p>
            </text:list-item>
            <text:list-item>
              <text:p text:style-name="P3">Ответственность арендаторов по пожарной безопасности:</text:p>
            </text:list-item>
            <text:list-item>
              <text:p text:style-name="P3">Расчет пожарного риска:</text:p>
            </text:list-item>
            <text:list-item>
              <text:p text:style-name="P3">Другие нормативные документы:</text:p>
            </text:list-item>
            <text:list-item>
              <text:p text:style-name="P3">Независимая оценка пожарного риска:</text:p>
            </text:list-item>
          </text:list>
        </text:list-item>
      </text:list>
      <text:p text:style-name="P1"/>
      <text:p text:style-name="P1">Часы: 1 час.</text:p>
      <text:p text:style-name="P1"/>
      <text:list xml:id="list150325518941794" text:continue-numbering="true" text:style-name="L1">
        <text:list-item>
          <text:p text:style-name="P3">Порядок проведения мероприятий по надзору:</text:p>
          <text:list>
            <text:list-item>
              <text:p text:style-name="P3">Нормативные акты, ведомственные документы:</text:p>
            </text:list-item>
            <text:list-item>
              <text:p text:style-name="P3">Принципы защиты лиц при проведении проверок:</text:p>
            </text:list-item>
            <text:list-item>
              <text:p text:style-name="P3">Предмет проведения проверки:</text:p>
            </text:list-item>
            <text:list-item>
              <text:p text:style-name="P3">Виды мероприятий по контролю:</text:p>
              <text:list>
                <text:list-item>
                  <text:p text:style-name="P3">Плановая проверка:</text:p>
                </text:list-item>
                <text:list-item>
                  <text:p text:style-name="P3">Внеплановая проверка:</text:p>
                </text:list-item>
              </text:list>
            </text:list-item>
            <text:list-item>
              <text:p text:style-name="P3">Порядок проведения проверок:</text:p>
            </text:list-item>
            <text:list-item>
              <text:p text:style-name="P3">Порядок оформления проверок:</text:p>
            </text:list-item>
          </text:list>
        </text:list-item>
      </text:list>
      <text:p text:style-name="P1">Часы: 1 час.</text:p>
      <text:p text:style-name="P1"/>
      <text:list xml:id="list150324037439689" text:continue-numbering="true" text:style-name="L1">
        <text:list-item>
          <text:p text:style-name="P4">Ответственность за нарушение требований технических регламентов и нормативных документов по пожарной безопасности:</text:p>
        </text:list-item>
      </text:list>
      <text:p text:style-name="P1">Часы: 1 час.</text:p>
      <text:p text:style-name="P7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8"><text:a xlink:type="simple" xlink:href="#__RefHeading__191_1146359296" text:style-name="Index_20_Link" text:visited-style-name="Index_20_Link"><text:s/>1 Порядок проведения мероприятий по надзору:<text:tab/>2</text:a></text:p>
          <text:p text:style-name="P9"><text:a xlink:type="simple" xlink:href="#__RefHeading__193_1146359296" text:style-name="Index_20_Link" text:visited-style-name="Index_20_Link"><text:s/>1.1 Нормативные акты, ведомственные документы:<text:tab/>2</text:a></text:p>
          <text:p text:style-name="P9"><text:a xlink:type="simple" xlink:href="#__RefHeading__195_1146359296" text:style-name="Index_20_Link" text:visited-style-name="Index_20_Link"><text:s/>1.2 Принципы защиты лиц при проведении проверок:<text:tab/>2</text:a></text:p>
          <text:p text:style-name="P9"><text:a xlink:type="simple" xlink:href="#__RefHeading__197_1146359296" text:style-name="Index_20_Link" text:visited-style-name="Index_20_Link"><text:s/>1.3 Предмет проведения проверки:<text:tab/>2</text:a></text:p>
          <text:p text:style-name="P9"><text:a xlink:type="simple" xlink:href="#__RefHeading__199_1146359296" text:style-name="Index_20_Link" text:visited-style-name="Index_20_Link"><text:s/>1.4 Виды мероприятий по контролю:<text:tab/>2</text:a></text:p>
          <text:p text:style-name="P10"><text:a xlink:type="simple" xlink:href="#__RefHeading__201_1146359296" text:style-name="Index_20_Link" text:visited-style-name="Index_20_Link"><text:s/>1.4.1 Плановая проверка:<text:tab/>2</text:a></text:p>
          <text:p text:style-name="P10"><text:a xlink:type="simple" xlink:href="#__RefHeading__203_1146359296" text:style-name="Index_20_Link" text:visited-style-name="Index_20_Link"><text:s/>1.4.2 Внеплановая проверка:<text:tab/>2</text:a></text:p>
          <text:p text:style-name="P9"><text:a xlink:type="simple" xlink:href="#__RefHeading__205_1146359296" text:style-name="Index_20_Link" text:visited-style-name="Index_20_Link"><text:s/>1.5 Порядок проведения проверок:<text:tab/>2</text:a></text:p>
          <text:p text:style-name="P9"><text:a xlink:type="simple" xlink:href="#__RefHeading__207_1146359296" text:style-name="Index_20_Link" text:visited-style-name="Index_20_Link"><text:s/>1.6 Порядок оформления проверок:<text:tab/>2</text:a></text:p>
          <text:p text:style-name="P8"><text:a xlink:type="simple" xlink:href="#__RefHeading__209_1146359296" text:style-name="Index_20_Link" text:visited-style-name="Index_20_Link"><text:s/>2 Законодательная база в области пожарной безопасности:<text:tab/>2</text:a></text:p>
          <text:p text:style-name="P9"><text:a xlink:type="simple" xlink:href="#__RefHeading__211_1146359296" text:style-name="Index_20_Link" text:visited-style-name="Index_20_Link"><text:s/>2.1 Федеральные законы:<text:tab/>2</text:a></text:p>
          <text:p text:style-name="P9"><text:a xlink:type="simple" xlink:href="#__RefHeading__213_1146359296" text:style-name="Index_20_Link" text:visited-style-name="Index_20_Link"><text:s/>2.2 Ответственность арендаторов по пожарной безопасности:<text:tab/>2</text:a></text:p>
          <text:p text:style-name="P9"><text:a xlink:type="simple" xlink:href="#__RefHeading__215_1146359296" text:style-name="Index_20_Link" text:visited-style-name="Index_20_Link"><text:s/>2.3 Расчет пожарного риска:<text:tab/>3</text:a></text:p>
          <text:p text:style-name="P9"><text:a xlink:type="simple" xlink:href="#__RefHeading__217_1146359296" text:style-name="Index_20_Link" text:visited-style-name="Index_20_Link"><text:s/>2.4 Другие нормативные документы:<text:tab/>3</text:a></text:p>
          <text:p text:style-name="P9"><text:a xlink:type="simple" xlink:href="#__RefHeading__219_1146359296" text:style-name="Index_20_Link" text:visited-style-name="Index_20_Link"><text:s/>2.5 Независимая оценка пожарного риска:<text:tab/>3</text:a></text:p>
          <text:p text:style-name="P8"><text:a xlink:type="simple" xlink:href="#__RefHeading__221_1146359296" text:style-name="Index_20_Link" text:visited-style-name="Index_20_Link"><text:s/>3 Ответственность арендаторов по пожарной безопасности:<text:tab/>3</text:a></text:p>
        </text:index-body>
      </text:table-of-content>
      <text:p text:style-name="P1"/>
      <text:p text:style-name="P6"/>
      <text:p text:style-name="P6"/>
      <text:p text:style-name="P6"><text:soft-page-break/><text:s/>2 <text:s/></text:p>
      <text:h text:style-name="Heading_20_1" text:outline-level="1"><text:bookmark-start text:name="__RefHeading__191_1146359296"/>Порядок проведения мероприятий по надзору:<text:bookmark-end text:name="__RefHeading__191_1146359296"/></text:h>
      <text:p text:style-name="P6">2.1</text:p>
      <text:h text:style-name="Heading_20_2" text:outline-level="2"><text:bookmark-start text:name="__RefHeading__193_1146359296"/>Нормативные акты, ведомственные документы:<text:bookmark-end text:name="__RefHeading__193_1146359296"/></text:h>
      <text:p text:style-name="P6">2.2</text:p>
      <text:h text:style-name="Heading_20_2" text:outline-level="2"><text:bookmark-start text:name="__RefHeading__195_1146359296"/>Принципы защиты лиц при проведении проверок:<text:bookmark-end text:name="__RefHeading__195_1146359296"/></text:h>
      <text:p text:style-name="P6">2.3</text:p>
      <text:h text:style-name="Heading_20_2" text:outline-level="2"><text:bookmark-start text:name="__RefHeading__197_1146359296"/>Предмет проведения проверки:<text:bookmark-end text:name="__RefHeading__197_1146359296"/></text:h>
      <text:p text:style-name="P6">2.4</text:p>
      <text:h text:style-name="Heading_20_2" text:outline-level="2"><text:bookmark-start text:name="__RefHeading__199_1146359296"/>Виды мероприятий по контролю:<text:bookmark-end text:name="__RefHeading__199_1146359296"/></text:h>
      <text:p text:style-name="P6">2.4.1</text:p>
      <text:h text:style-name="Heading_20_3" text:outline-level="3"><text:bookmark-start text:name="__RefHeading__201_1146359296"/>Плановая проверка:<text:bookmark-end text:name="__RefHeading__201_1146359296"/></text:h>
      <text:p text:style-name="P6">2.4.2</text:p>
      <text:h text:style-name="Heading_20_3" text:outline-level="3"><text:bookmark-start text:name="__RefHeading__203_1146359296"/>Внеплановая проверка:<text:bookmark-end text:name="__RefHeading__203_1146359296"/></text:h>
      <text:p text:style-name="P6">2.5</text:p>
      <text:h text:style-name="Heading_20_2" text:outline-level="2"><text:bookmark-start text:name="__RefHeading__205_1146359296"/>Порядок проведения проверок:<text:bookmark-end text:name="__RefHeading__205_1146359296"/></text:h>
      <text:p text:style-name="P6">2.6</text:p>
      <text:h text:style-name="Heading_20_2" text:outline-level="2"><text:bookmark-start text:name="__RefHeading__207_1146359296"/>Порядок оформления проверок:<text:bookmark-end text:name="__RefHeading__207_1146359296"/></text:h>
      <text:p text:style-name="P6"/>
      <text:h text:style-name="Heading_20_1" text:outline-level="1"><text:bookmark-start text:name="__RefHeading__209_1146359296"/>Законодательная база в области пожарной безопасности:<text:bookmark-end text:name="__RefHeading__209_1146359296"/></text:h>
      <text:p text:style-name="P6">1.1</text:p>
      <text:h text:style-name="Heading_20_2" text:outline-level="2"><text:bookmark-start text:name="__RefHeading__211_1146359296"/>Федеральные законы:<text:bookmark-end text:name="__RefHeading__211_1146359296"/></text:h>
      <text:p text:style-name="P6">1.2</text:p>
      <text:h text:style-name="Heading_20_2" text:outline-level="2"><text:bookmark-start text:name="__RefHeading__213_1146359296"/>Ответственность арендаторов по пожарной безопасности:<text:bookmark-end text:name="__RefHeading__213_1146359296"/></text:h>
      <text:p text:style-name="P6">1.3</text:p>
      <text:h text:style-name="Heading_20_2" text:outline-level="2"><text:bookmark-start text:name="__RefHeading__215_1146359296"/>Расчет пожарного риска:<text:bookmark-end text:name="__RefHeading__215_1146359296"/></text:h>
      <text:p text:style-name="P6">1.4</text:p>
      <text:h text:style-name="Heading_20_2" text:outline-level="2"><text:bookmark-start text:name="__RefHeading__217_1146359296"/>Другие нормативные документы:<text:bookmark-end text:name="__RefHeading__217_1146359296"/></text:h>
      <text:p text:style-name="P6">1.5</text:p>
      <text:h text:style-name="Heading_20_2" text:outline-level="2"><text:bookmark-start text:name="__RefHeading__219_1146359296"/><text:soft-page-break/>Независимая оценка пожарного риска:<text:bookmark-end text:name="__RefHeading__219_1146359296"/></text:h>
      <text:p text:style-name="P1"/>
      <text:h text:style-name="Heading_20_1" text:outline-level="1"><text:bookmark-start text:name="__RefHeading__221_1146359296"/>Ответственность арендаторов по пожарной безопасности:<text:bookmark-end text:name="__RefHeading__221_1146359296"/></text:h>
      <text:p text:style-name="P2"><text:s text:c="3"/>На основании законодательства Российской Федерации ответственность арендаторов и субарендаторов устанавливается ГК РФ соответствующими договорами аренды и аналогичными документами на договорной основе.</text:p>
      <text:p text:style-name="P2"><text:s text:c="3"/>Данные договора могут соответствовать законодательству, но могут содержать и другие обязанности не предусмотренные законами, и иными нормативно-правовыми актами и документами, а также противоречить им поскольку договор носит первичную основу.</text:p>
      <text:p text:style-name="P2"><text:s text:c="3"/>В случае если договором аренды на арендатора, субарендатора ответственность за обеспечение мер пожарной безопасности не возложена, то арендатор, субарендатор ответственности за их невыполнение и соблюдение не несет.</text:p>
      <text:p text:style-name="P2"><text:s text:c="3"/>Данные вопросы являются экономическими то их решение в рамках административной ответственности при обжаловании дел по ст.30 КоАП РФ возложена на арбитражные суды. В своей деятельности арбитражные суды руководствуются практикой на основании которой системы пожарной автоматики относятся к мерам капитального характера и их монтаж и содержание не возлагаются на арендатора если данное мероприятие не прописано конкретно в договорах аренды (Постановление ФАС Волго-вятского округа от 07.05.2007г. № А29-5201/2006а).</text:p>
      <text:p text:style-name="P2"><text:s text:c="3"/>Арендатор, субарендатор не может быть ответственным за обеспечение мер пожарной безопасности если данные условия не оговорены договорами аренды. Вместе с тем арендатор, субарендатор несет ответственность за выполнение мероприятий режимного характера (Постановление ФАС Волго-вятского округа от 22.05.2008г. № А29-4905/2007).</text:p>
      <text:p text:style-name="P2"/>
      <text:p text:style-name="P2"><text:s text:c="3"/>№184-ФЗ от 27.12.2002г. «О техническом регулировании в Российской Федерации»:</text:p>
      <text:p text:style-name="P2"/>
      <text:p text:style-name="P2"><text:s text:c="3"/>Настоящий федеральный закон устанавливает перечень применяемых нормативных документов в том числе в области пожарной безопасности и определяет обязательность их применения:</text:p>
      <text:p text:style-name="P2"><text:s text:c="3"/>Существуют следующие нормативные документы и понятия в области пожарной безопасности, определяемые ст.2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10S</meta:editing-duration>
    <meta:editing-cycles>6</meta:editing-cycles>
    <meta:generator>LibreOffice/4.4.1.2$Windows_x86 LibreOffice_project/45e2de17089c24a1fa810c8f975a7171ba4cd432</meta:generator>
    <dc:date>2016-03-09T15:03:23.422000000</dc:date>
    <meta:document-statistic meta:table-count="0" meta:image-count="0" meta:object-count="0" meta:page-count="3" meta:paragraph-count="75" meta:word-count="499" meta:character-count="3944" meta:non-whitespace-character-count="3445"/>
    <meta:user-defined meta:name="Info 1"/>
    <meta:user-defined meta:name="Info 2"/>
    <meta:user-defined meta:name="Info 3"/>
    <meta:user-defined meta:name="Info 4"/>
  </office:meta>
</office:document-meta>
</file>